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Verlag A" svg:font-family="'Verlag A', 'Verlag B'"/>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style>
    <style:style style:name="P2" style:family="paragraph" style:parent-style-name="Standard" style:list-style-name="L2">
      <style:paragraph-properties fo:margin-left="0cm" fo:margin-right="0cm" fo:orphans="2" fo:widows="2" fo:text-indent="0cm" style:auto-text-indent="false"/>
    </style:style>
    <style:style style:name="P3" style:family="paragraph" style:parent-style-name="Text_20_body">
      <style:paragraph-properties fo:margin-left="0cm" fo:margin-right="0cm" fo:margin-top="0cm" fo:margin-bottom="0cm" fo:orphans="2" fo:widows="2" fo:text-indent="0cm" style:auto-text-indent="false"/>
    </style:style>
    <style:style style:name="P4" style:family="paragraph" style:parent-style-name="Text_20_body" style:list-style-name="L1">
      <style:paragraph-properties fo:margin-left="0cm" fo:margin-right="0cm" fo:margin-top="0cm" fo:margin-bottom="0.529cm" fo:orphans="2" fo:widows="2" fo:text-indent="0cm" style:auto-text-indent="false" fo:padding="0cm" fo:border="none"/>
      <style:text-properties fo:font-variant="normal" fo:text-transform="none" fo:color="#303036" style:font-name="Verlag A" fo:font-size="15pt" fo:letter-spacing="normal" fo:font-style="normal" fo:font-weight="normal"/>
    </style:style>
    <style:style style:name="P5" style:family="paragraph" style:parent-style-name="Text_20_body" style:list-style-name="L3">
      <style:paragraph-properties fo:margin-left="0cm" fo:margin-right="0cm" fo:margin-top="0cm" fo:margin-bottom="0.529cm" fo:orphans="2" fo:widows="2" fo:text-indent="0cm" style:auto-text-indent="false" fo:padding="0cm" fo:border="none"/>
      <style:text-properties fo:font-variant="normal" fo:text-transform="none" fo:color="#303036" style:font-name="Verlag A" fo:font-size="15pt" fo:letter-spacing="normal" fo:font-style="normal" fo:font-weight="normal"/>
    </style:style>
    <style:style style:name="P6" style:family="paragraph" style:parent-style-name="Text_20_body" style:list-style-name="L4">
      <style:paragraph-properties fo:margin-left="0cm" fo:margin-right="0cm" fo:margin-top="0cm" fo:margin-bottom="0.529cm" fo:orphans="2" fo:widows="2" fo:text-indent="0cm" style:auto-text-indent="false" fo:padding="0cm" fo:border="none"/>
      <style:text-properties fo:font-variant="normal" fo:text-transform="none" fo:color="#303036" style:font-name="Verlag A" fo:font-size="15pt" fo:letter-spacing="normal" fo:font-style="normal" fo:font-weight="normal"/>
    </style:style>
    <style:style style:name="P7" style:family="paragraph" style:parent-style-name="Text_20_body">
      <style:paragraph-properties fo:margin-left="0cm" fo:margin-right="0cm" fo:orphans="2" fo:widows="2" fo:text-indent="0cm" style:auto-text-indent="false"/>
    </style:style>
    <style:style style:name="P8" style:family="paragraph" style:parent-style-name="Text_20_body" style:list-style-name="L1">
      <style:paragraph-properties fo:margin-top="0cm" fo:margin-bottom="0.529cm" fo:orphans="2" fo:widows="2" fo:padding="0cm" fo:border="none"/>
      <style:text-properties fo:font-variant="normal" fo:text-transform="none" fo:color="#303036" style:font-name="Verlag A" fo:font-size="15pt" fo:letter-spacing="normal" fo:font-style="normal" fo:font-weight="normal"/>
    </style:style>
    <style:style style:name="P9" style:family="paragraph" style:parent-style-name="Text_20_body" style:list-style-name="L3">
      <style:paragraph-properties fo:margin-top="0cm" fo:margin-bottom="0.529cm" fo:orphans="2" fo:widows="2" fo:padding="0cm" fo:border="none"/>
      <style:text-properties fo:font-variant="normal" fo:text-transform="none" fo:color="#303036" style:font-name="Verlag A" fo:font-size="15pt" fo:letter-spacing="normal" fo:font-style="normal" fo:font-weight="normal"/>
    </style:style>
    <style:style style:name="P10" style:family="paragraph" style:parent-style-name="Text_20_body" style:list-style-name="L4">
      <style:paragraph-properties fo:margin-top="0cm" fo:margin-bottom="0.529cm" fo:orphans="2" fo:widows="2" fo:padding="0cm" fo:border="none"/>
      <style:text-properties fo:font-variant="normal" fo:text-transform="none" fo:color="#303036" style:font-name="Verlag A" fo:font-size="15pt" fo:letter-spacing="normal" fo:font-style="normal" fo:font-weight="normal"/>
    </style:style>
    <style:style style:name="P11" style:family="paragraph" style:parent-style-name="Text_20_body" style:list-style-name="L3">
      <style:paragraph-properties fo:margin-top="0cm" fo:margin-bottom="0.529cm" fo:orphans="2" fo:widows="2" fo:padding="0cm" fo:border="none"/>
    </style:style>
    <style:style style:name="T1" style:family="text">
      <style:text-properties fo:font-variant="normal" fo:text-transform="none" fo:color="#303036" style:font-name="Verlag A" fo:font-size="15pt" fo:letter-spacing="normal" fo:font-style="normal" fo:font-weight="bold"/>
    </style:style>
    <style:style style:name="T2" style:family="text">
      <style:text-properties fo:font-variant="normal" fo:text-transform="none" fo:color="#303036" style:font-name="Verlag A" fo:font-size="15pt" fo:letter-spacing="normal" fo:font-style="normal" fo:font-weight="normal"/>
    </style:style>
    <style:style style:name="T3" style:family="text">
      <style:text-properties fo:font-variant="normal" fo:text-transform="none" fo:color="#303036" fo:letter-spacing="normal"/>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69851641345310988" text:style-name="L1">
        <text:list-item>
          <text:p text:style-name="P4">What problem does your product solve?</text:p>
        </text:list-item>
        <text:list-item>
          <text:p text:style-name="P8">What is your product?</text:p>
        </text:list-item>
        <text:list-item>
          <text:p text:style-name="P8">Who are your target customers?</text:p>
        </text:list-item>
        <text:list-item>
          <text:p text:style-name="P8">What is really unique about it?</text:p>
        </text:list-item>
        <text:list-item>
          <text:p text:style-name="P8">How are you planning to distribute your product to customers?</text:p>
        </text:list-item>
        <text:list-item>
          <text:p text:style-name="P8">Where will your revenue come from?</text:p>
        </text:list-item>
        <text:list-item>
          <text:p text:style-name="P8">What are your major costs?</text:p>
        </text:list-item>
      </text:list>
      <text:p text:style-name="Standard"/>
      <text:p text:style-name="Standard"/>
      <text:p text:style-name="P3"><text:span text:style-name="Strong_20_Emphasis"><text:span text:style-name="T1">1. Customer Interviews:</text:span></text:span><text:span text:style-name="T2"> As startup guru Steve Blank preaches, you need to get ‘out of the building’ to interview your prospects and see if they </text:span><text:span text:style-name="Emphasis"><text:span text:style-name="T2">actually have</text:span></text:span><text:span text:style-name="T2"> the pain/problem that you </text:span><text:span text:style-name="Emphasis"><text:span text:style-name="T2">think they have</text:span></text:span><text:span text:style-name="T2">. You can find out a lot from these interviews. Try to learn how big the problem is to them, how they would use your product/service to solve it, how entrenched they are in their current way of solving it, and what it’s worth to them to solve it a better way.</text:span></text:p>
      <text:p text:style-name="P3"><text:span text:style-name="Strong_20_Emphasis"><text:span text:style-name="T1">2. Prototypes: </text:span></text:span><text:span text:style-name="T2">The goal of a prototype is to deliver the bare minimum product that meets the highest pain point of your customer. In startup lingo, this is called an MVP, or Minimally Viable Product. Keep it inexpensive at this point. The goal here is to get user feedback so you can change the product. The most important thing at this stage is to keep an open mind. The customers may not share your vision–you need to meet them where they live. After all, they’re the ones who matter.</text:span></text:p>
      <text:list xml:id="list7124883678002309213" text:style-name="L2">
        <text:list-item>
          <text:p text:style-name="P2"><text:span text:style-name="Strong_20_Emphasis"><text:span text:style-name="T1">Surveys:</text:span></text:span><text:span text:style-name="T3"> </text:span><text:span text:style-name="T2">Surveys are a great way to reach hundreds or even thousands of prospects. Surveys are a extension of customer interviews because it’s hard to interview enough customers. Tools like SurveyMonkey make it super easy to run a survey and get analysis of the results. Unlike in interviews, you want to ask more ‘closed’ questions with a range of numerical answers, and don’t pitch or sell in the survey. Use a 5 point or 7 point scale, so respondents can answer on a range. It makes it MUCH easier to find patterns in the answers.</text:span></text:p>
        </text:list-item>
      </text:list>
      <text:p text:style-name="P1"/>
      <text:p text:style-name="P7"><text:soft-page-break/><text:span text:style-name="Strong_20_Emphasis"><text:span text:style-name="T1">Good investments: Anything that helps you get your idea to market quickly &amp; grow your customer base</text:span></text:span></text:p>
      <text:list xml:id="list5948610831677422034" text:style-name="L3">
        <text:list-item>
          <text:p text:style-name="P5">Basic URL and web site</text:p>
        </text:list-item>
        <text:list-item>
          <text:p text:style-name="P9">World class people, either full time or contractors</text:p>
        </text:list-item>
        <text:list-item>
          <text:p text:style-name="P9">Surveys, interviews, and prototypes to get closer to understanding whether the market wants your product/service</text:p>
        </text:list-item>
        <text:list-item>
          <text:p text:style-name="P9">Marketing that brings in interested customers and is testable (like Facebook, Google, Twitter)</text:p>
        </text:list-item>
        <text:list-item>
          <text:p text:style-name="P11"><text:span text:style-name="T2">Legal counsel (expensive but worth it)- </text:span><text:span text:style-name="Strong_20_Emphasis"><text:span text:style-name="T1">See if you can get discounts</text:span></text:span></text:p>
        </text:list-item>
      </text:list>
      <text:p text:style-name="P3"><text:span text:style-name="Strong_20_Emphasis"><text:span text:style-name="T1">Not so good investments: Most other things that you can avoid, penny pinch on, or defer</text:span></text:span></text:p>
      <text:list xml:id="list3954452575476734301" text:style-name="L4">
        <text:list-item>
          <text:p text:style-name="P6">Overhead like rent (work out of your house), furniture, expensive computers, travel (unless it’s to see prospective customers)</text:p>
        </text:list-item>
        <text:list-item>
          <text:p text:style-name="P10">Branding</text:p>
        </text:list-item>
        <text:list-item>
          <text:p text:style-name="P10">Expensive logos</text:p>
        </text:list-item>
        <text:list-item>
          <text:p text:style-name="P10">Market research studies / reports</text:p>
        </text:list-item>
        <text:list-item>
          <text:p text:style-name="P10">Accountants (your numbers are simple, use Quickbooks)</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Verlag A" svg:font-family="'Verlag A', 'Verlag B'"/>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0M55S</meta:editing-duration>
    <meta:editing-cycles>3</meta:editing-cycles>
    <meta:generator>OpenOffice/4.1.2$Win32 OpenOffice.org_project/412m3$Build-9782</meta:generator>
    <dc:date>2016-12-06T12:48:13.47</dc:date>
    <meta:document-statistic meta:table-count="0" meta:image-count="0" meta:object-count="0" meta:page-count="2" meta:paragraph-count="22" meta:word-count="448" meta:character-count="2504"/>
    <dc:creator>Ankit Agarwal</dc:creator>
    <meta:user-defined meta:name="Info 1"/>
    <meta:user-defined meta:name="Info 2"/>
    <meta:user-defined meta:name="Info 3"/>
    <meta:user-defined meta:name="Info 4"/>
  </office:meta>
</office:document-meta>
</file>